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/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I [A]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intensity [1/255]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  <table:table-cell table:style-name="ce3" office:value-type="string" calcext:value-type="string">
            <text:p>I [A]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ξ</text:p>
          </table:table-cell>
          <table:table-cell table:style-name="ce3" office:value-type="string" calcext:value-type="string">
            <text:p>Δλ / Δλ<text:span text:style-name="T1">D</text:span>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274" calcext:value-type="float">
            <text:p>27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[.A2]" office:value-type="float" office:value="5" calcext:value-type="float">
            <text:p>5,00</text:p>
          </table:table-cell>
          <table:table-cell table:style-name="ce4" table:formula="of:=([.B6]-[.B3])/([.B9]-[.B6])" office:value-type="float" office:value="1.36974789915966" calcext:value-type="float">
            <text:p>1,370</text:p>
          </table:table-cell>
          <table:table-cell table:style-name="ce4" table:formula="of:=([.B7]-[.B6])/([.B9]-[.B3])" office:value-type="float" office:value="0.074468085106383" calcext:value-type="float">
            <text:p>0,074</text:p>
          </table:table-cell>
          <table:table-cell table:style-name="ce4" table:formula="of:=([.I2]+1/[.I2])*[.J2]+([.I2]-1/[.I2])*[.J2]^2" office:value-type="float" office:value="0.159916152859786" calcext:value-type="float">
            <text:p>0,160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307" calcext:value-type="float">
            <text:p>30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formula="of:=[.A12]" office:value-type="float" office:value="6.05" calcext:value-type="float">
            <text:p>6,05</text:p>
          </table:table-cell>
          <table:table-cell table:style-name="ce4" table:formula="of:=([.B16]-[.B13])/([.B19]-[.B16])" office:value-type="float" office:value="1.44444444444444" calcext:value-type="float">
            <text:p>1,444</text:p>
          </table:table-cell>
          <table:table-cell table:style-name="ce4" table:formula="of:=([.B17]-[.B16])/([.B19]-[.B13])" office:value-type="float" office:value="0.0839160839160839" calcext:value-type="float">
            <text:p>0,084</text:p>
          </table:table-cell>
          <table:table-cell table:style-name="ce4" table:formula="of:=([.I3]+1/[.I3])*[.J3]+([.I3]-1/[.I3])*[.J3]^2" office:value-type="float" office:value="0.184604350284824" calcext:value-type="float">
            <text:p>0,185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formula="of:=[.A22]" office:value-type="float" office:value="7" calcext:value-type="float">
            <text:p>7,00</text:p>
          </table:table-cell>
          <table:table-cell table:style-name="ce4" table:formula="of:=([.B26]-[.B23])/([.B29]-[.B26])" office:value-type="float" office:value="1.37704918032787" calcext:value-type="float">
            <text:p>1,377</text:p>
          </table:table-cell>
          <table:table-cell table:style-name="ce4" table:formula="of:=([.B27]-[.B26])/([.B29]-[.B23])" office:value-type="float" office:value="0.110344827586207" calcext:value-type="float">
            <text:p>0,110</text:p>
          </table:table-cell>
          <table:table-cell table:style-name="ce4" table:formula="of:=([.I4]+1/[.I4])*[.J4]+([.I4]-1/[.I4])*[.J4]^2" office:value-type="float" office:value="0.240006460469999" calcext:value-type="float">
            <text:p>0,240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450" calcext:value-type="float">
            <text:p>45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 table:formula="of:=[.A36]" office:value-type="float" office:value="8.04" calcext:value-type="float">
            <text:p>8,04</text:p>
          </table:table-cell>
          <table:table-cell table:style-name="ce4" table:formula="of:=([.B40]-[.B37])/([.B43]-[.B40])" office:value-type="float" office:value="1.39344262295082" calcext:value-type="float">
            <text:p>1,393</text:p>
          </table:table-cell>
          <table:table-cell table:style-name="ce4" table:formula="of:=([.B41]-[.B40])/([.B43]-[.B37])" office:value-type="float" office:value="0.113013698630137" calcext:value-type="float">
            <text:p>0,113</text:p>
          </table:table-cell>
          <table:table-cell table:style-name="ce4" table:formula="of:=([.I5]+1/[.I5])*[.J5]+([.I5]-1/[.I5])*[.J5]^2" office:value-type="float" office:value="0.247213378951401" calcext:value-type="float">
            <text:p>0,247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470" calcext:value-type="float">
            <text:p>47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formula="of:=[.A45]" office:value-type="float" office:value="9.02" calcext:value-type="float">
            <text:p>9,02</text:p>
          </table:table-cell>
          <table:table-cell table:style-name="ce4" table:formula="of:=([.B49]-[.B46])/([.B52]-[.B49])" office:value-type="float" office:value="1.39344262295082" calcext:value-type="float">
            <text:p>1,393</text:p>
          </table:table-cell>
          <table:table-cell table:style-name="ce4" table:formula="of:=([.B50]-[.B49])/([.B52]-[.B46])" office:value-type="float" office:value="0.133561643835616" calcext:value-type="float">
            <text:p>0,134</text:p>
          </table:table-cell>
          <table:table-cell table:style-name="ce4" table:formula="of:=([.I6]+1/[.I6])*[.J6]+([.I6]-1/[.I6])*[.J6]^2" office:value-type="float" office:value="0.294015931097343" calcext:value-type="float">
            <text:p>0,294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491" calcext:value-type="float">
            <text:p>49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formula="of:=[.A54]" office:value-type="float" office:value="10.06" calcext:value-type="float">
            <text:p>10,06</text:p>
          </table:table-cell>
          <table:table-cell table:style-name="ce4" table:formula="of:=([.B58]-[.B55])/([.B61]-[.B58])" office:value-type="float" office:value="1.44166666666667" calcext:value-type="float">
            <text:p>1,442</text:p>
          </table:table-cell>
          <table:table-cell table:style-name="ce4" table:formula="of:=([.B59]-[.B58])/([.B61]-[.B55])" office:value-type="float" office:value="0.136518771331058" calcext:value-type="float">
            <text:p>0,137</text:p>
          </table:table-cell>
          <table:table-cell table:style-name="ce4" table:formula="of:=([.I7]+1/[.I7])*[.J7]+([.I7]-1/[.I7])*[.J7]^2" office:value-type="float" office:value="0.305450886780169" calcext:value-type="float">
            <text:p>0,305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576" calcext:value-type="float">
            <text:p>576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formula="of:=[.A66]" office:value-type="float" office:value="11" calcext:value-type="float">
            <text:p>11,00</text:p>
          </table:table-cell>
          <table:table-cell table:style-name="ce4" table:formula="of:=([.B70]-[.B67])/([.B73]-[.B70])" office:value-type="float" office:value="1.42148760330579" calcext:value-type="float">
            <text:p>1,421</text:p>
          </table:table-cell>
          <table:table-cell table:style-name="ce4" table:formula="of:=([.B71]-[.B70])/([.B73]-[.B67])" office:value-type="float" office:value="0.146757679180887" calcext:value-type="float">
            <text:p>0,147</text:p>
          </table:table-cell>
          <table:table-cell table:style-name="ce4" table:formula="of:=([.I8]+1/[.I8])*[.J8]+([.I8]-1/[.I8])*[.J8]^2" office:value-type="float" office:value="0.327320678080839" calcext:value-type="float">
            <text:p>0,327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589" calcext:value-type="float">
            <text:p>589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" table:formula="of:=[.A78]" office:value-type="float" office:value="12" calcext:value-type="float">
            <text:p>12,00</text:p>
          </table:table-cell>
          <table:table-cell table:style-name="ce4" table:formula="of:=([.B82]-[.B79])/([.B85]-[.B82])" office:value-type="float" office:value="1.376" calcext:value-type="float">
            <text:p>1,376</text:p>
          </table:table-cell>
          <table:table-cell table:style-name="ce4" table:formula="of:=([.B83]-[.B82])/([.B85]-[.B79])" office:value-type="float" office:value="0.154882154882155" calcext:value-type="float">
            <text:p>0,155</text:p>
          </table:table-cell>
          <table:table-cell table:style-name="ce4" table:formula="of:=([.I9]+1/[.I9])*[.J9]+([.I9]-1/[.I9])*[.J9]^2" office:value-type="float" office:value="0.34125221204291" calcext:value-type="float">
            <text:p>0,341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607" calcext:value-type="float">
            <text:p>60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formula="of:=[.A90]" office:value-type="float" office:value="13.06" calcext:value-type="float">
            <text:p>13,06</text:p>
          </table:table-cell>
          <table:table-cell table:style-name="ce4" table:formula="of:=([.B94]-[.B91])/([.B97]-[.B94])" office:value-type="float" office:value="1.384" calcext:value-type="float">
            <text:p>1,384</text:p>
          </table:table-cell>
          <table:table-cell table:style-name="ce4" table:formula="of:=([.B95]-[.B94])/([.B97]-[.B91])" office:value-type="float" office:value="0.161073825503356" calcext:value-type="float">
            <text:p>0,161</text:p>
          </table:table-cell>
          <table:table-cell table:style-name="ce4" table:formula="of:=([.I10]+1/[.I10])*[.J10]+([.I10]-1/[.I10])*[.J10]^2" office:value-type="float" office:value="0.356470341777554" calcext:value-type="float">
            <text:p>0,356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693" calcext:value-type="float">
            <text:p>693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formula="of:=[.A99]" office:value-type="float" office:value="14.16" calcext:value-type="float">
            <text:p>14,16</text:p>
          </table:table-cell>
          <table:table-cell table:style-name="ce4" table:formula="of:=([.B103]-[.B100])/([.B106]-[.B103])" office:value-type="float" office:value="1.36507936507937" calcext:value-type="float">
            <text:p>1,365</text:p>
          </table:table-cell>
          <table:table-cell table:style-name="ce4" table:formula="of:=([.B104]-[.B103])/([.B106]-[.B100])" office:value-type="float" office:value="0.164429530201342" calcext:value-type="float">
            <text:p>0,164</text:p>
          </table:table-cell>
          <table:table-cell table:style-name="ce4" table:formula="of:=([.I11]+1/[.I11])*[.J11]+([.I11]-1/[.I11])*[.J11]^2" office:value-type="float" office:value="0.36201507032239" calcext:value-type="float">
            <text:p>0,362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259" calcext:value-type="float">
            <text:p>25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340" calcext:value-type="float">
            <text:p>34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443" calcext:value-type="float">
            <text:p>44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471" calcext:value-type="float">
            <text:p>47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495" calcext:value-type="float">
            <text:p>49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571" calcext:value-type="float">
            <text:p>57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588" calcext:value-type="float">
            <text:p>588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612" calcext:value-type="float">
            <text:p>612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693" calcext:value-type="float">
            <text:p>693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298" calcext:value-type="float">
            <text:p>29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344" calcext:value-type="float">
            <text:p>34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434" calcext:value-type="float">
            <text:p>43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466" calcext:value-type="float">
            <text:p>46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498" calcext:value-type="float">
            <text:p>49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566" calcext:value-type="float">
            <text:p>566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588" calcext:value-type="float">
            <text:p>58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612" calcext:value-type="float">
            <text:p>61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712" calcext:value-type="float">
            <text:p>71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768" calcext:value-type="float">
            <text:p>768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785" calcext:value-type="float">
            <text:p>785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806" calcext:value-type="float">
            <text:p>806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296" calcext:value-type="float">
            <text:p>29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347" calcext:value-type="float">
            <text:p>34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428" calcext:value-type="float">
            <text:p>42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466" calcext:value-type="float">
            <text:p>466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499" calcext:value-type="float">
            <text:p>49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560" calcext:value-type="float">
            <text:p>560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588" calcext:value-type="float">
            <text:p>588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617" calcext:value-type="float">
            <text:p>617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223" calcext:value-type="float">
            <text:p>22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294" calcext:value-type="float">
            <text:p>29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351" calcext:value-type="float">
            <text:p>35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423" calcext:value-type="float">
            <text:p>42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464" calcext:value-type="float">
            <text:p>46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503" calcext:value-type="float">
            <text:p>50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555" calcext:value-type="float">
            <text:p>555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586" calcext:value-type="float">
            <text:p>58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620" calcext:value-type="float">
            <text:p>62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290" calcext:value-type="float">
            <text:p>29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353" calcext:value-type="float">
            <text:p>353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417" calcext:value-type="float">
            <text:p>41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463" calcext:value-type="float">
            <text:p>46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503" calcext:value-type="float">
            <text:p>50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550" calcext:value-type="float">
            <text:p>55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583" calcext:value-type="float">
            <text:p>583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620" calcext:value-type="float">
            <text:p>620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664" calcext:value-type="float">
            <text:p>664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690" calcext:value-type="float">
            <text:p>69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722" calcext:value-type="float">
            <text:p>72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289" calcext:value-type="float">
            <text:p>28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356" calcext:value-type="float">
            <text:p>35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412" calcext:value-type="float">
            <text:p>412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461" calcext:value-type="float">
            <text:p>46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504" calcext:value-type="float">
            <text:p>50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549" calcext:value-type="float">
            <text:p>549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582" calcext:value-type="float">
            <text:p>58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620" calcext:value-type="float">
            <text:p>62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661" calcext:value-type="float">
            <text:p>661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690" calcext:value-type="float">
            <text:p>69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23" calcext:value-type="float">
            <text:p>723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286" calcext:value-type="float">
            <text:p>28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354" calcext:value-type="float">
            <text:p>3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407" calcext:value-type="float">
            <text:p>40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458" calcext:value-type="float">
            <text:p>45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04" calcext:value-type="float">
            <text:p>504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45" calcext:value-type="float">
            <text:p>545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583" calcext:value-type="float">
            <text:p>583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620" calcext:value-type="float">
            <text:p>620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658" calcext:value-type="float">
            <text:p>658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688" calcext:value-type="float">
            <text:p>68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722" calcext:value-type="float">
            <text:p>72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283" calcext:value-type="float">
            <text:p>28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356" calcext:value-type="float">
            <text:p>35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407" calcext:value-type="float">
            <text:p>407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456" calcext:value-type="float">
            <text:p>45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504" calcext:value-type="float">
            <text:p>504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541" calcext:value-type="float">
            <text:p>541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581" calcext:value-type="float">
            <text:p>58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620" calcext:value-type="float">
            <text:p>62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283" calcext:value-type="float">
            <text:p>28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357" calcext:value-type="float">
            <text:p>357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402" calcext:value-type="float">
            <text:p>40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455" calcext:value-type="float">
            <text:p>455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504" calcext:value-type="float">
            <text:p>50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540" calcext:value-type="float">
            <text:p>540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581" calcext:value-type="float">
            <text:p>58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621" calcext:value-type="float">
            <text:p>621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5" table:default-cell-style-name="ce2"/>
        <table:table-column table:style-name="co5" table:number-columns-repeated="3" table:default-cell-style-name="ce4"/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1.36974789915966" calcext:value-type="float">
            <text:p>1,370</text:p>
          </table:table-cell>
          <table:table-cell office:value-type="float" office:value="0.074468085106383" calcext:value-type="float">
            <text:p>0,074</text:p>
          </table:table-cell>
          <table:table-cell office:value-type="float" office:value="0.159916152859786" calcext:value-type="float">
            <text:p>0,160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.44444444444444" calcext:value-type="float">
            <text:p>1,444</text:p>
          </table:table-cell>
          <table:table-cell office:value-type="float" office:value="0.0839160839160839" calcext:value-type="float">
            <text:p>0,084</text:p>
          </table:table-cell>
          <table:table-cell office:value-type="float" office:value="0.184604350284824" calcext:value-type="float">
            <text:p>0,185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1.37704918032787" calcext:value-type="float">
            <text:p>1,377</text:p>
          </table:table-cell>
          <table:table-cell office:value-type="float" office:value="0.110344827586207" calcext:value-type="float">
            <text:p>0,110</text:p>
          </table:table-cell>
          <table:table-cell office:value-type="float" office:value="0.240006460469999" calcext:value-type="float">
            <text:p>0,240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1.39344262295082" calcext:value-type="float">
            <text:p>1,393</text:p>
          </table:table-cell>
          <table:table-cell office:value-type="float" office:value="0.113013698630137" calcext:value-type="float">
            <text:p>0,113</text:p>
          </table:table-cell>
          <table:table-cell office:value-type="float" office:value="0.247213378951401" calcext:value-type="float">
            <text:p>0,247</text:p>
          </table:table-cell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1.39344262295082" calcext:value-type="float">
            <text:p>1,393</text:p>
          </table:table-cell>
          <table:table-cell office:value-type="float" office:value="0.133561643835616" calcext:value-type="float">
            <text:p>0,134</text:p>
          </table:table-cell>
          <table:table-cell office:value-type="float" office:value="0.294015931097343" calcext:value-type="float">
            <text:p>0,294</text:p>
          </table:table-cell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1.44166666666667" calcext:value-type="float">
            <text:p>1,442</text:p>
          </table:table-cell>
          <table:table-cell office:value-type="float" office:value="0.136518771331058" calcext:value-type="float">
            <text:p>0,137</text:p>
          </table:table-cell>
          <table:table-cell office:value-type="float" office:value="0.305450886780169" calcext:value-type="float">
            <text:p>0,305</text:p>
          </table:table-cell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1.42148760330579" calcext:value-type="float">
            <text:p>1,421</text:p>
          </table:table-cell>
          <table:table-cell office:value-type="float" office:value="0.146757679180887" calcext:value-type="float">
            <text:p>0,147</text:p>
          </table:table-cell>
          <table:table-cell office:value-type="float" office:value="0.327320678080839" calcext:value-type="float">
            <text:p>0,327</text:p>
          </table:table-cell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float" office:value="1.376" calcext:value-type="float">
            <text:p>1,376</text:p>
          </table:table-cell>
          <table:table-cell office:value-type="float" office:value="0.154882154882155" calcext:value-type="float">
            <text:p>0,155</text:p>
          </table:table-cell>
          <table:table-cell office:value-type="float" office:value="0.34125221204291" calcext:value-type="float">
            <text:p>0,341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1.384" calcext:value-type="float">
            <text:p>1,384</text:p>
          </table:table-cell>
          <table:table-cell office:value-type="float" office:value="0.161073825503356" calcext:value-type="float">
            <text:p>0,161</text:p>
          </table:table-cell>
          <table:table-cell office:value-type="float" office:value="0.356470341777554" calcext:value-type="float">
            <text:p>0,356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1.36507936507937" calcext:value-type="float">
            <text:p>1,365</text:p>
          </table:table-cell>
          <table:table-cell office:value-type="float" office:value="0.164429530201342" calcext:value-type="float">
            <text:p>0,164</text:p>
          </table:table-cell>
          <table:table-cell office:value-type="float" office:value="0.36201507032239" calcext:value-type="float">
            <text:p>0,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00:50:23.97425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23:31:31.722346549</meta:creation-date>
    <dc:date>2021-02-16T00:50:51.333469081</dc:date>
    <meta:editing-duration>PT36M</meta:editing-duration>
    <meta:editing-cycles>3</meta:editing-cycles>
    <meta:generator>LibreOffice/7.1.0.3$Linux_X86_64 LibreOffice_project/f6099ecf3d29644b5008cc8f48f42f4a40986e4c</meta:generator>
    <meta:document-statistic meta:table-count="2" meta:cell-count="619" meta:object-count="0"/>
  </office:meta>
</office:document-meta>
</file>